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.762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.682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095cm" fo:min-width="1.87cm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/>
    </style:style>
    <style:style style:name="T1" style:family="text">
      <style:text-properties style:font-name="DejaVu Math TeX Gyr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cm" svg:y1="0.51cm" svg:x2="15.7cm" svg:y2="0.51cm">
          <text:p/>
        </draw:line>
        <draw:line draw:style-name="gr1" draw:text-style-name="P1" draw:layer="layout" svg:x1="0.6cm" svg:y1="5.16cm" svg:x2="7.4cm" svg:y2="5.16cm">
          <text:p/>
        </draw:line>
        <draw:line draw:style-name="gr1" draw:text-style-name="P1" draw:layer="layout" svg:x1="2cm" svg:y1="4.21cm" svg:x2="12.4cm" svg:y2="4.21cm">
          <text:p/>
        </draw:line>
        <draw:path draw:style-name="gr1" draw:text-style-name="P1" draw:layer="layout" svg:width="0.999cm" svg:height="0.999cm" svg:x="7.35cm" svg:y="5.16cm" svg:viewBox="0 0 1000 1000" svg:d="M0 0c1000 0 1000 1000 1000 1000">
          <text:p/>
        </draw:path>
        <draw:path draw:style-name="gr1" draw:text-style-name="P1" draw:layer="layout" svg:width="0.999cm" svg:height="0.999cm" svg:x="8.45cm" svg:y="4.21cm" svg:viewBox="0 0 1000 1000" svg:d="M0 0c1000 0 1000 1000 1000 1000">
          <text:p/>
        </draw:path>
        <draw:line draw:style-name="gr1" draw:text-style-name="P1" draw:layer="layout" svg:x1="9.45cm" svg:y1="7.01cm" svg:x2="9.45cm" svg:y2="5.21cm">
          <text:p/>
        </draw:line>
        <draw:line draw:style-name="gr1" draw:text-style-name="P1" draw:layer="layout" svg:x1="8.35cm" svg:y1="7.01cm" svg:x2="8.35cm" svg:y2="6.16cm">
          <text:p/>
        </draw:line>
        <draw:custom-shape draw:style-name="gr2" draw:text-style-name="P1" draw:layer="layout" svg:width="1.7cm" svg:height="0.85cm" svg:x="8.05cm" svg:y="7.01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" draw:text-style-name="P1" draw:layer="layout" svg:width="0.999cm" svg:height="0.999cm" svg:x="12.4cm" svg:y="4.21cm" svg:viewBox="0 0 1000 1000" svg:d="M0 0c1000 0 1000 1000 1000 1000">
          <text:p/>
        </draw:path>
        <draw:path draw:style-name="gr1" draw:text-style-name="P1" draw:layer="layout" svg:width="0.999cm" svg:height="0.999cm" svg:x="13.5cm" svg:y="3.26cm" svg:viewBox="0 0 1000 1000" svg:d="M0 0c1000 0 1000 1000 1000 1000">
          <text:p/>
        </draw:path>
        <draw:line draw:style-name="gr1" draw:text-style-name="P1" draw:layer="layout" svg:x1="14.5cm" svg:y1="6.96cm" svg:x2="14.5cm" svg:y2="4.26cm">
          <text:p/>
        </draw:line>
        <draw:line draw:style-name="gr1" draw:text-style-name="P1" draw:layer="layout" svg:x1="13.4cm" svg:y1="6.96cm" svg:x2="13.4cm" svg:y2="5.21cm">
          <text:p/>
        </draw:line>
        <draw:custom-shape draw:style-name="gr3" draw:text-style-name="P1" draw:layer="layout" svg:width="1.7cm" svg:height="0.85cm" svg:x="13.1cm" svg:y="6.96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" draw:text-style-name="P1" draw:layer="layout" svg:x1="2cm" svg:y1="3.26cm" svg:x2="15.7cm" svg:y2="3.26cm">
          <text:p/>
        </draw:line>
        <draw:custom-shape draw:style-name="gr4" draw:text-style-name="P1" draw:layer="layout" svg:width="3.3cm" svg:height="1.65cm" draw:transform="rotate (1.5707963267949) translate (15.7cm 3.56cm)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3.759cm" svg:height="0.555cm" draw:transform="rotate (1.5702727280193) translate (0.843cm 4.689cm)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2.553cm" svg:height="0.555cm" svg:x="12.697cm" svg:y="1.60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2.272cm" svg:height="0.555cm" svg:x="12.828cm" svg:y="8.00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2" draw:layer="layout" svg:width="4.887cm" svg:height="1.834cm" svg:x="6.45cm" svg:y="8.0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3" draw:layer="layout" svg:width="3.194cm" svg:height="0.882cm" svg:x="1.9cm" svg:y="3.36cm">
          <draw:text-box>
            <text:p><text:span text:style-name="T1">R</text:span><text:span text:style-name="T1">ei</text:span><text:span text:style-name="T1">b</text:span><text:span text:style-name="T1">u</text:span><text:span text:style-name="T1">n</text:span><text:span text:style-name="T1">g</text:span></text:p>
          </draw:text-box>
        </draw:frame>
        <draw:frame draw:style-name="gr6" draw:text-style-name="P3" draw:layer="layout" svg:width="5.908cm" svg:height="0.882cm" svg:x="1.856cm" svg:y="4.26cm">
          <draw:text-box>
            <text:p><text:span text:style-name="T1">Rot</text:span><text:span text:style-name="T1">or</text:span><text:span text:style-name="T1">wid</text:span><text:span text:style-name="T1">ers</text:span><text:span text:style-name="T1">tan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6:56:06.960230142</meta:creation-date>
    <dc:date>2017-02-13T17:32:00.537044324</dc:date>
    <meta:editing-duration>PT24M41S</meta:editing-duration>
    <meta:editing-cycles>4</meta:editing-cycles>
    <meta:generator>LibreOffice/5.3.0.3$Linux_X86_64 LibreOffice_project/30m0$Build-3</meta:generator>
    <meta:document-statistic meta:object-count="21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el</mi>
        </msub>
        <mo stretchy="false">=</mo>
        <mn>3</mn>
      </mrow>
      <mspace width="0.5em"/>
      <mi>U</mi>
      <mspace width="0.5em"/>
      <mi>I</mi>
      <mspace width="0.5em"/>
      <mi>cos</mi>
      <mrow>
        <mo fence="true" stretchy="false">(</mo>
        <mrow>
          <mi mathvariant="normal">φ</mi>
        </mrow>
        <mo fence="true" stretchy="false">)</mo>
      </mrow>
    </mrow>
    <annotation encoding="StarMath 5.0">P_el = 3 ` U ` I ` cos( %varphi )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mech</mi>
        </msub>
        <mo stretchy="false">=</mo>
        <mi>M</mi>
      </mrow>
      <mspace width="0.5em"/>
      <mi mathvariant="normal">Ω</mi>
    </mrow>
    <annotation encoding="StarMath 5.0">P_mech = M ` %OMEGA</annotation>
  </semantics>
</math>
</file>

<file path=Object 4/content.xml><?xml version="1.0" encoding="utf-8"?>
<math xmlns="http://www.w3.org/1998/Math/MathML" display="block">
  <semantics>
    <mrow>
      <mrow>
        <msub>
          <mi>P</mi>
          <mi>R</mi>
        </msub>
        <mo stretchy="false">=</mo>
        <msub>
          <mi>M</mi>
          <mi>R</mi>
        </msub>
      </mrow>
      <mspace width="0.5em"/>
      <mi mathvariant="normal">Ω</mi>
    </mrow>
    <annotation encoding="StarMath 5.0">P_R = M_R ` %OMEGA</annotation>
  </semantics>
</math>
</file>

<file path=Object 5/content.xml><?xml version="1.0" encoding="utf-8"?>
<math xmlns="http://www.w3.org/1998/Math/MathML" display="block">
  <semantics>
    <mtable>
      <mtr>
        <mtd columnalign="right">
          <msub>
            <mi>P</mi>
            <mrow>
              <mi>V</mi>
              <mn>2</mn>
            </mrow>
          </msub>
        </mtd>
        <mtd>
          <mrow>
            <mrow/>
            <mo stretchy="false">=</mo>
            <mrow/>
          </mrow>
        </mtd>
        <mtd columnalign="left">
          <mrow>
            <msub>
              <mi>P</mi>
              <mrow>
                <mi mathvariant="italic">Cu</mi>
                <mn>2</mn>
              </mrow>
            </msub>
            <mo stretchy="false">+</mo>
            <msub>
              <mi>P</mi>
              <msub>
                <mi>R</mi>
                <mrow>
                  <mn>2</mn>
                  <mi>Z</mi>
                </mrow>
              </msub>
            </msub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n>3</mn>
            <mspace width="0.5em"/>
            <msubsup>
              <mi>I</mi>
              <mn>2</mn>
              <mn>2</mn>
            </msubsup>
            <mspace width="0.5em"/>
            <mrow>
              <mo fence="true" stretchy="false">(</mo>
              <mrow>
                <mrow>
                  <msub>
                    <mi>R</mi>
                    <mn>2</mn>
                  </msub>
                  <mo stretchy="false">+</mo>
                  <msub>
                    <mi>R</mi>
                    <mrow>
                      <mn>2</mn>
                      <mi>Z</mi>
                    </mrow>
                  </msub>
                </mrow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i>s</mi>
            <mspace width="0.5em"/>
            <msub>
              <mi>P</mi>
              <mi mathvariant="italic">el</mi>
            </msub>
          </mrow>
        </mtd>
      </mtr>
    </mtable>
    <annotation encoding="StarMath 5.0">matrix{
	alignr P_V2 # {} = {} # alignl P_Cu2 + P_{R_2Z} ##
	{} # { } = { } # alignl 3 ` I_2^2 ` ( R_2 + R_2Z ) ##
	{} # { } = { } # alignl s ` P_el
}</annotation>
  </semantics>
</math>
</file>